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Generic Dao-Caveat Emptor</text:span></text:p>
      <text:p text:style-name="P1"><text:span text:style-name="T1"/></text:p>
      <text:p text:style-name="P2"><text:span text:style-name="T2">package auction.dao;</text:span></text:p>
      <text:p text:style-name="P2"><text:span text:style-name="T2"/></text:p>
      <text:p text:style-name="P2"><text:span text:style-name="T2">import java.util.List;</text:span></text:p>
      <text:p text:style-name="P2"><text:span text:style-name="T2">import java.io.Serializable;</text:span></text:p>
      <text:p text:style-name="P2"><text:span text:style-name="T2"/></text:p>
      <text:p text:style-name="P2"><text:span text:style-name="T2">/**</text:span></text:p>
      <text:p text:style-name="P2"><text:span text:style-name="T2"><text:s/>* An interface shared by all business data access objects.</text:span></text:p>
      <text:p text:style-name="P2"><text:span text:style-name="T2"><text:s/>* &lt;p&gt;</text:span></text:p>
      <text:p text:style-name="P2"><text:span text:style-name="T2"><text:s/>* All CRUD (create, read, update, delete) basic data access operations are</text:span></text:p>
      <text:p text:style-name="P2"><text:span text:style-name="T2"><text:s/>* isolated in this interface and shared accross all DAO implementations.</text:span></text:p>
      <text:p text:style-name="P2"><text:span text:style-name="T2"><text:s/>* The current design is for a state-management oriented persistence layer</text:span></text:p>
      <text:p text:style-name="P2"><text:span text:style-name="T2"><text:s/>* (for example, there is no UDPATE statement function) that provides</text:span></text:p>
      <text:p text:style-name="P2"><text:span text:style-name="T2"><text:s/>* automatic transactional dirty checking of business objects in persistent</text:span></text:p>
      <text:p text:style-name="P2"><text:span text:style-name="T2"><text:s/>* state.</text:span></text:p>
      <text:p text:style-name="P2"><text:span text:style-name="T2"><text:s/>*</text:span></text:p>
      <text:p text:style-name="P2"><text:span text:style-name="T2"><text:s/>* @author Christian Bauer</text:span></text:p>
      <text:p text:style-name="P2"><text:span text:style-name="T2"><text:s/>*/</text:span></text:p>
      <text:p text:style-name="P2"><text:span text:style-name="T2">public interface GenericDAO&lt;T, ID extends Serializable&gt; {</text:span></text:p>
      <text:p text:style-name="P2"><text:span text:style-name="T2"/></text:p>
      <text:p text:style-name="P2"><text:span text:style-name="T2"><text:s text:c="4"/>T findById(ID id, boolean lock);</text:span></text:p>
      <text:p text:style-name="P2"><text:span text:style-name="T2"/></text:p>
      <text:p text:style-name="P2"><text:span text:style-name="T2"><text:s text:c="4"/>List&lt;T&gt; findAll();</text:span></text:p>
      <text:p text:style-name="P2"><text:span text:style-name="T2"/></text:p>
      <text:p text:style-name="P2"><text:span text:style-name="T2"><text:s text:c="4"/>List&lt;T&gt; findByExample(T exampleInstance, String... excludeProperty);</text:span></text:p>
      <text:p text:style-name="P2"><text:span text:style-name="T2"/></text:p>
      <text:p text:style-name="P2"><text:span text:style-name="T2"><text:s text:c="4"/>T makePersistent(T entity);</text:span></text:p>
      <text:p text:style-name="P2"><text:span text:style-name="T2"/></text:p>
      <text:p text:style-name="P2"><text:span text:style-name="T2"><text:s text:c="4"/>void makeTransient(T entity);</text:span></text:p>
      <text:p text:style-name="P2"><text:span text:style-name="T2"/></text:p>
      <text:p text:style-name="P2"><text:span text:style-name="T2"><text:s text:c="4"/>/**</text:span></text:p>
      <text:p text:style-name="P2"><text:span text:style-name="T2"><text:s text:c="5"/>* Affects every managed instance in the current persistence context!</text:span></text:p>
      <text:p text:style-name="P2"><text:span text:style-name="T2"><text:s text:c="5"/>*/</text:span></text:p>
      <text:p text:style-name="P2"><text:span text:style-name="T2"><text:s text:c="4"/>void flush();</text:span></text:p>
      <text:p text:style-name="P2"><text:span text:style-name="T2"/></text:p>
      <text:p text:style-name="P2"><text:span text:style-name="T2"><text:s text:c="4"/>/**</text:span></text:p>
      <text:p text:style-name="P2"><text:span text:style-name="T2"><text:s text:c="5"/>* Affects every managed instance in the current persistence context!</text:span></text:p>
      <text:p text:style-name="P2"><text:span text:style-name="T2"><text:s text:c="5"/>*/</text:span></text:p>
      <text:p text:style-name="P2"><text:span text:style-name="T2"><text:s text:c="4"/>void clear();</text:span></text:p>
      <text:p text:style-name="P2"><text:span text:style-name="T2"/></text:p>
      <text:p text:style-name="P2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